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Subtitle">
      <style:paragraph-properties fo:text-align="end" style:justify-single-word="false"/>
      <style:text-properties style:font-name="Liberation Serif" officeooo:rsid="00109951" officeooo:paragraph-rsid="00109951"/>
    </style:style>
    <style:style style:name="P3" style:family="paragraph" style:parent-style-name="Text_20_body">
      <style:text-properties fo:font-size="12pt" fo:font-weight="normal" officeooo:rsid="002d5715" officeooo:paragraph-rsid="002d5715" style:font-size-asian="12pt" style:font-weight-asian="normal" style:font-size-complex="12pt" style:font-weight-complex="normal"/>
    </style:style>
    <style:style style:name="P4" style:family="paragraph" style:parent-style-name="Text_20_body" style:list-style-name="L1">
      <style:text-properties officeooo:paragraph-rsid="001418d2"/>
    </style:style>
    <style:style style:name="P5" style:family="paragraph" style:parent-style-name="Text_20_body" style:list-style-name="L1">
      <style:text-properties officeooo:rsid="0014534a" officeooo:paragraph-rsid="0014534a"/>
    </style:style>
    <style:style style:name="P6" style:family="paragraph" style:parent-style-name="Text_20_body" style:list-style-name="L1">
      <style:text-properties style:font-name="Liberation Serif" officeooo:rsid="0014534a" officeooo:paragraph-rsid="0014534a"/>
    </style:style>
    <style:style style:name="P7" style:family="paragraph" style:parent-style-name="Text_20_body" style:list-style-name="L1">
      <style:text-properties style:font-name="Liberation Serif" officeooo:rsid="00154fdd" officeooo:paragraph-rsid="00154fdd"/>
    </style:style>
    <style:style style:name="P8" style:family="paragraph" style:parent-style-name="Text_20_body" style:list-style-name="L1">
      <style:text-properties style:font-name="Liberation Serif" officeooo:rsid="0016e100" officeooo:paragraph-rsid="0016e100"/>
    </style:style>
    <style:style style:name="P9" style:family="paragraph" style:parent-style-name="Text_20_body" style:list-style-name="L1">
      <style:text-properties style:font-name="Liberation Serif" officeooo:rsid="001d02a8" officeooo:paragraph-rsid="001d02a8"/>
    </style:style>
    <style:style style:name="P10" style:family="paragraph" style:parent-style-name="Text_20_body" style:list-style-name="L2">
      <style:text-properties style:font-name="Liberation Serif" fo:font-size="12pt" fo:font-weight="normal" officeooo:rsid="002a4109" officeooo:paragraph-rsid="002a4109" style:font-name-asian="Droid Sans Fallback" style:font-size-asian="12pt" style:font-weight-asian="normal" style:font-name-complex="FreeSans" style:font-size-complex="12pt" style:font-weight-complex="normal"/>
    </style:style>
    <style:style style:name="P11" style:family="paragraph" style:parent-style-name="Text_20_body" style:list-style-name="L2">
      <style:text-properties style:font-name="Liberation Serif" fo:font-size="12pt" fo:font-weight="normal" officeooo:rsid="002d5715" officeooo:paragraph-rsid="002d5715" style:font-name-asian="Droid Sans Fallback" style:font-size-asian="12pt" style:font-weight-asian="normal" style:font-name-complex="FreeSans" style:font-size-complex="12pt" style:font-weight-complex="normal"/>
    </style:style>
    <style:style style:name="P12" style:family="paragraph" style:parent-style-name="Text_20_body">
      <style:text-properties style:font-name="Liberation Serif" fo:font-size="12pt" fo:font-weight="normal" officeooo:rsid="002d5715" officeooo:paragraph-rsid="002d5715" style:font-name-asian="Droid Sans Fallback" style:font-size-asian="12pt" style:font-weight-asian="normal" style:font-name-complex="FreeSans" style:font-size-complex="12pt" style:font-weight-complex="normal"/>
    </style:style>
    <style:style style:name="P13" style:family="paragraph" style:parent-style-name="Text_20_body" style:list-style-name="L2">
      <style:text-properties style:font-name="Liberation Serif" fo:font-size="12pt" fo:font-weight="normal" officeooo:rsid="002da740" officeooo:paragraph-rsid="002da740" style:font-name-asian="Droid Sans Fallback" style:font-size-asian="12pt" style:font-weight-asian="normal" style:font-name-complex="FreeSans" style:font-size-complex="12pt" style:font-weight-complex="normal"/>
    </style:style>
    <style:style style:name="P14" style:family="paragraph" style:parent-style-name="Text_20_body" style:list-style-name="L2">
      <style:text-properties style:font-name="Liberation Serif" fo:font-size="12pt" fo:font-weight="normal" officeooo:rsid="00326b36" officeooo:paragraph-rsid="00326b36" style:font-name-asian="Droid Sans Fallback" style:font-size-asian="12pt" style:font-weight-asian="normal" style:font-name-complex="FreeSans" style:font-size-complex="12pt" style:font-weight-complex="normal"/>
    </style:style>
    <style:style style:name="P15" style:family="paragraph" style:parent-style-name="Text_20_body" style:list-style-name="L2">
      <style:text-properties style:font-name="Liberation Serif" fo:font-size="12pt" fo:font-weight="normal" officeooo:rsid="003733e4" officeooo:paragraph-rsid="003733e4" style:font-name-asian="Droid Sans Fallback" style:font-size-asian="12pt" style:font-weight-asian="normal" style:font-name-complex="FreeSans" style:font-size-complex="12pt" style:font-weight-complex="normal"/>
    </style:style>
    <style:style style:name="P16" style:family="paragraph" style:parent-style-name="Text_20_body" style:list-style-name="L1">
      <style:text-properties officeooo:rsid="00155e17" officeooo:paragraph-rsid="00155e17"/>
    </style:style>
    <style:style style:name="P17" style:family="paragraph" style:parent-style-name="Text_20_body" style:list-style-name="L1">
      <style:text-properties officeooo:rsid="00174ce0" officeooo:paragraph-rsid="00174ce0"/>
    </style:style>
    <style:style style:name="P18" style:family="paragraph" style:parent-style-name="Text_20_body" style:list-style-name="L1">
      <style:text-properties officeooo:rsid="0019d94a" officeooo:paragraph-rsid="0019d94a"/>
    </style:style>
    <style:style style:name="P19" style:family="paragraph" style:parent-style-name="Text_20_body" style:list-style-name="L1">
      <style:text-properties officeooo:rsid="001fd9f5" officeooo:paragraph-rsid="00219e03"/>
    </style:style>
    <style:style style:name="P20" style:family="paragraph" style:parent-style-name="Text_20_body" style:list-style-name="L2">
      <style:text-properties fo:font-size="12pt" fo:font-weight="normal" officeooo:rsid="0025df12" officeooo:paragraph-rsid="0025df12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text-properties fo:font-size="12pt" fo:font-weight="normal" officeooo:rsid="00370e7e" officeooo:paragraph-rsid="00370e7e" style:font-size-asian="12pt" style:font-weight-asian="normal" style:font-size-complex="12pt" style:font-weight-complex="normal"/>
    </style:style>
    <style:style style:name="P22" style:family="paragraph" style:parent-style-name="Text_20_body" style:list-style-name="L2">
      <style:text-properties fo:font-size="12pt" fo:font-weight="normal" officeooo:rsid="002295a6" officeooo:paragraph-rsid="002295a6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style:text-properties fo:font-size="12pt" fo:font-weight="normal" officeooo:rsid="0023c009" officeooo:paragraph-rsid="0023c009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text-properties fo:font-size="12pt" fo:font-weight="normal" officeooo:rsid="002efedc" officeooo:paragraph-rsid="002efedc" style:font-size-asian="12pt" style:font-weight-asian="normal" style:font-size-complex="12pt" style:font-weight-complex="normal"/>
    </style:style>
    <style:style style:name="P25" style:family="paragraph" style:parent-style-name="Text_20_body" style:list-style-name="L2">
      <style:text-properties fo:font-size="12pt" fo:font-weight="normal" officeooo:rsid="00326b36" officeooo:paragraph-rsid="00326b36" style:font-size-asian="12pt" style:font-weight-asian="normal" style:font-size-complex="12pt" style:font-weight-complex="normal"/>
    </style:style>
    <style:style style:name="P26" style:family="paragraph" style:parent-style-name="Text_20_body" style:list-style-name="L2">
      <style:text-properties fo:font-size="12pt" fo:font-weight="normal" officeooo:rsid="0033e4ca" officeooo:paragraph-rsid="0033e4ca" style:font-size-asian="12pt" style:font-weight-asian="normal" style:font-size-complex="12pt" style:font-weight-complex="normal"/>
    </style:style>
    <style:style style:name="P27" style:family="paragraph" style:parent-style-name="Text_20_body" style:list-style-name="L3">
      <style:text-properties officeooo:paragraph-rsid="003b75e6"/>
    </style:style>
    <style:style style:name="P28" style:family="paragraph" style:parent-style-name="Heading_20_1">
      <style:text-properties style:font-name="Liberation Serif" officeooo:rsid="0010efd9" officeooo:paragraph-rsid="0010efd9"/>
    </style:style>
    <style:style style:name="P29" style:family="paragraph" style:parent-style-name="Heading_20_1">
      <style:text-properties style:font-name="Liberation Serif" officeooo:rsid="003b75e6" officeooo:paragraph-rsid="003b75e6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  <style:text-properties style:font-name="Liberation Serif" fo:font-size="18.2000007629395pt" fo:font-weight="bold" officeooo:rsid="0010efd9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" style:family="text">
      <style:text-properties officeooo:rsid="001165e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165e9"/>
    </style:style>
    <style:style style:name="T4" style:family="text">
      <style:text-properties style:font-name="Liberation Serif" officeooo:rsid="001418d2"/>
    </style:style>
    <style:style style:name="T5" style:family="text">
      <style:text-properties style:font-name="Liberation Serif" officeooo:rsid="001565fd"/>
    </style:style>
    <style:style style:name="T6" style:family="text">
      <style:text-properties style:font-name="Liberation Serif" officeooo:rsid="001913c3"/>
    </style:style>
    <style:style style:name="T7" style:family="text">
      <style:text-properties style:font-name="Liberation Serif" officeooo:rsid="001a19ea"/>
    </style:style>
    <style:style style:name="T8" style:family="text">
      <style:text-properties style:font-name="Liberation Serif" officeooo:rsid="001bbabd"/>
    </style:style>
    <style:style style:name="T9" style:family="text">
      <style:text-properties style:font-name="Liberation Serif" officeooo:rsid="001e2b88"/>
    </style:style>
    <style:style style:name="T10" style:family="text">
      <style:text-properties style:font-name="Liberation Serif" officeooo:rsid="002085bc"/>
    </style:style>
    <style:style style:name="T11" style:family="text">
      <style:text-properties style:font-name="Liberation Serif" style:font-name-asian="Droid Sans Fallback" style:font-name-complex="FreeSans"/>
    </style:style>
    <style:style style:name="T12" style:family="text">
      <style:text-properties style:font-name="Liberation Serif" officeooo:rsid="0010efd9" style:font-name-asian="Droid Sans Fallback" style:font-name-complex="FreeSans"/>
    </style:style>
    <style:style style:name="T13" style:family="text">
      <style:text-properties style:font-name="Liberation Serif" officeooo:rsid="0028d600" style:font-name-asian="Droid Sans Fallback" style:font-name-complex="FreeSans"/>
    </style:style>
    <style:style style:name="T14" style:family="text">
      <style:text-properties style:font-name="Liberation Serif" officeooo:rsid="0028fd02" style:font-name-asian="Droid Sans Fallback" style:font-name-complex="FreeSans"/>
    </style:style>
    <style:style style:name="T15" style:family="text">
      <style:text-properties style:font-name="Liberation Serif" officeooo:rsid="00305b2b" style:font-name-asian="Droid Sans Fallback" style:font-name-complex="FreeSans"/>
    </style:style>
    <style:style style:name="T16" style:family="text">
      <style:text-properties style:font-name="Liberation Serif" officeooo:rsid="0030ee80" style:font-name-asian="Droid Sans Fallback" style:font-name-complex="FreeSans"/>
    </style:style>
    <style:style style:name="T17" style:family="text">
      <style:text-properties style:font-name="Liberation Serif" officeooo:rsid="0034b26e" style:font-name-asian="Droid Sans Fallback" style:font-name-complex="FreeSans"/>
    </style:style>
    <style:style style:name="T18" style:family="text">
      <style:text-properties style:font-name="Liberation Serif" officeooo:rsid="003b75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Programming, an Introduction to Computer Science via Python 3</text:p>
      <text:p text:style-name="P2">reading notes from Zhou Kai</text:p>
      <text:h text:style-name="P29" text:outline-level="1">Chapter 2 Hello, Python</text:h>
      <text:list xml:id="list8604272948846060531" text:style-name="L3">
        <text:list-item>
          <text:p text:style-name="P27"><text:span text:style-name="T18"/></text:p>
        </text:list-item>
      </text:list>
      <text:h text:style-name="P28" text:outline-level="1">Chapter 3 <text:span text:style-name="T1">Designing and Using Functions</text:span></text:h>
      <text:list xml:id="list6528361406191493165" text:style-name="L1">
        <text:list-item>
          <text:p text:style-name="P4"><text:span text:style-name="T3">H</text:span><text:span text:style-name="T4">ere are the rules to execute a function call:</text:span></text:p>
          <text:list>
            <text:list-item>
              <text:p text:style-name="P5"><text:span text:style-name="T4">E</text:span><text:span text:style-name="T2">valuate each argument one at a time, working from left to right.</text:span></text:p>
            </text:list-item>
            <text:list-item>
              <text:p text:style-name="P6">Pass the resulting values into the function.</text:p>
            </text:list-item>
            <text:list-item>
              <text:p text:style-name="P6">Execute the function. When the function call finishes, it may produce a value.</text:p>
            </text:list-item>
          </text:list>
        </text:list-item>
        <text:list-item>
          <text:p text:style-name="P7">Python remembers and reuses some objects.</text:p>
          <text:list>
            <text:list-item>
              <text:p text:style-name="P16"><text:span text:style-name="T2">A cache is a collection of data</text:span><text:span text:style-name="T5">(often it's a collection of often used data).</text:span></text:p>
            </text:list-item>
            <text:list-item>
              <text:p text:style-name="P8">Different variables refer to a same object, which is called aliasing.</text:p>
            </text:list-item>
            <text:list-item>
              <text:p text:style-name="P17"><text:span text:style-name="T2">Python decides for itself when to cache a value, but the output of your program will not be aff</text:span><text:span text:style-name="T6">e</text:span><text:span text:style-name="T2">cted.</text:span></text:p>
            </text:list-item>
          </text:list>
        </text:list-item>
        <text:list-item>
          <text:p text:style-name="P18"><text:span text:style-name="T2">The function definition can also be executed, the result of executing a function definition is </text:span><text:span text:style-name="T7">creating </text:span><text:span text:style-name="T2">a function object. </text:span><text:span text:style-name="T8">(A function definition is a kind of Python statement)</text:span><text:span text:style-name="T2"> </text:span><text:span text:style-name="T9">When you define a function twice with the same name, the new function object replaces the old one, much like assigning a value to a variable a second time replaces the first value.</text:span></text:p>
        </text:list-item>
        <text:list-item>
          <text:p text:style-name="P9">A complete list of Python keywords:</text:p>
          <text:p text:style-name="P9">False, assert, del, for, in, or, while, None, break, elif, from, is, pass, with, True, class, else, global, lambda, raise, yield, and, continue, except, if, nonlocal, return, as, def, finally, import, not, try</text:p>
        </text:list-item>
        <text:list-item>
          <text:p text:style-name="P19"><text:span text:style-name="T2">The Python script has to be interpreted by the Python interpretor before it can </text:span><text:span text:style-name="T10">executes</text:span><text:span text:style-name="T2">.</text:span></text:p>
        </text:list-item>
      </text:list>
      <text:h text:style-name="P30" text:outline-level="1"/>
      <text:h text:style-name="P31" text:outline-level="1">Chapter 6. A Modular Approach to Program Organization</text:h>
      <text:list xml:id="list8709666456601797189" text:style-name="L2">
        <text:list-item>
          <text:p text:style-name="P20">It's vanishingly rare for someone to write all of a program alone; it's much more common—and productive-- to make use of the millions of lines of code that other programmers have written before.</text:p>
        </text:list-item>
        <text:list-item>
          <text:p text:style-name="P21">Knowing how to use the library well is one of the things that distinguishes good programmers from poor ones.</text:p>
        </text:list-item>
        <text:list-item>
          <text:p text:style-name="P22"><text:span text:style-name="T12">A </text:span><text:span text:style-name="T11">module is a collection of variables and functions that are grouped together in a single file.</text:span></text:p>
        </text:list-item>
        <text:list-item>
          <text:p text:style-name="P23"><text:span text:style-name="T11">The variables and functions in a module are usually related to one another in some way. </text:span><text:span text:style-name="T13">e.g. </text:span><text:span text:style-name="T14">module math contains the variable pi and mathematical functions such as cos and sqrt.</text:span></text:p>
        </text:list-item>
        <text:list-item>
          <text:p text:style-name="P10">To gain access to the variables and functions from a module, you have to import it.</text:p>
        </text:list-item>
        <text:list-item>
          <text:p text:style-name="P11">Importing a module creates a new variable with that name. That variable refers to an object whose type is module:</text:p>
          <text:p text:style-name="P11">&gt;&gt;&gt;import math</text:p>
          <text:p text:style-name="P11">&gt;&gt;&gt;type(math)</text:p>
          <text:p text:style-name="P11">&lt;class 'module'&gt;</text:p>
          <text:p text:style-name="P11">help(math)</text:p>
        </text:list-item>
        <text:list-item>
          <text:p text:style-name="P13">&gt;&gt;&gt;from math import sqrt, pi</text:p>
          <text:p text:style-name="P13">That doesn't introduce a variable called math. Instead, it creates function sqrt and variable pi in the current namespace, as if you had typed this function definition and variable assignment yourself.</text:p>
        </text:list-item>
        <text:list-item>
          <text:p text:style-name="P24"><text:span text:style-name="T11">Restoring a Module. </text:span><text:span text:style-name="T15">If you change the value of a variable or function from an imported module, you can restart the shell and re-import the module to restore it to its original value. In IDLE, you can restart the shell by choosing Shell-&gt; Restart Shell. </text:span><text:span text:style-name="T16">Without having to restart the shell, you can restore the module to its orignal state using function reload from module imp:</text:span></text:p>
          <text:p text:style-name="P25"><text:span text:style-name="T16">&gt;</text:span><text:span text:style-name="T11">&gt;&gt;import math</text:span></text:p>
          <text:p text:style-name="P14">&gt;&gt;&gt;math.pi = 3</text:p>
          <text:p text:style-name="P14">&gt;&gt;&gt;math.pi</text:p>
          <text:p text:style-name="P14">3</text:p>
          <text:p text:style-name="P14">&gt;&gt;&gt;import imp</text:p>
          <text:p text:style-name="P14">&gt;&gt;&gt;math = imp.reload(math)</text:p>
          <text:p text:style-name="P14">&gt;&gt;&gt;math.pi</text:p>
          <text:p text:style-name="P14"><text:soft-page-break/>3.141592653589793</text:p>
        </text:list-item>
        <text:list-item>
          <text:p text:style-name="P26"><text:span text:style-name="T15">I</text:span><text:span text:style-name="T11">t can lead to problems when different modules provide functions that have the same name. The second replaces the first. It's exactly like assigning one value to a variable and then assigning another value: the most recent assignment or import wins. </text:span><text:span text:style-name="T17">That's why it's usually not a good idea to use import *, which brings in everything from the module at once;</text:span></text:p>
        </text:list-item>
        <text:list-item>
          <text:p text:style-name="P15">The double underscores before and after the name signal that it's part of Python.</text:p>
        </text:list-item>
        <text:list-item>
          <text:p text:style-name="P15"/>
        </text:list-item>
      </text:list>
      <text:p text:style-name="P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09:15:02.799401763</meta:creation-date>
    <dc:date>2014-08-31T23:01:54.777969302</dc:date>
    <meta:editing-duration>PT2H57S</meta:editing-duration>
    <meta:editing-cycles>50</meta:editing-cycles>
    <meta:generator>LibreOffice/4.2.4.2$Linux_X86_64 LibreOffice_project/420m0$Build-2</meta:generator>
    <meta:document-statistic meta:table-count="0" meta:image-count="0" meta:object-count="0" meta:page-count="3" meta:paragraph-count="42" meta:word-count="597" meta:character-count="3450" meta:non-whitespace-character-count="2917"/>
  </office:meta>
</office:document-meta>
</file>